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3.404cm"/>
    </style:style>
    <style:style style:name="gr3" style:family="graphic" style:parent-style-name="standard">
      <style:graphic-properties draw:textarea-horizontal-align="justify" draw:textarea-vertical-align="middle" draw:auto-grow-height="false" fo:min-height="0.57cm" fo:min-width="3.216cm"/>
    </style:style>
    <style:style style:name="gr4" style:family="graphic" style:parent-style-name="standard">
      <style:graphic-properties draw:textarea-horizontal-align="justify" draw:textarea-vertical-align="middle" draw:auto-grow-height="false" fo:min-height="2.1cm" fo:min-width="2.05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1.7cm"/>
    </style:style>
    <style:style style:name="gr6" style:family="graphic" style:parent-style-name="standard">
      <style:graphic-properties draw:textarea-horizontal-align="justify" draw:textarea-vertical-align="middle" draw:auto-grow-height="false" fo:min-height="1.324cm" fo:min-width="5.546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.15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9" style:family="graphic" style:parent-style-name="standard">
      <style:graphic-properties draw:textarea-horizontal-align="justify" draw:textarea-vertical-align="middle" draw:auto-grow-height="false" fo:min-height="1.73cm" fo:min-width="3.88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4cm" svg:height="4cm" svg:x="6.9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2cm" svg:height="1.4cm" svg:x="7.6cm" svg:y="6.1cm">
          <text:p text:style-name="P1">Podaj 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9cm" svg:height="1.3cm" svg:x="7.7cm" svg:y="8.8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4" draw:id="id4" draw:layer="layout" svg:width="5.1cm" svg:height="4.7cm" svg:x="8.3cm" svg:y="10.9cm">
          <text:p text:style-name="P1">A=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4.4cm" svg:height="4.4cm" svg:x="2.8cm" svg:y="15.4cm">
          <text:p text:style-name="P1">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6" draw:id="id6" draw:layer="layout" svg:width="9.6cm" svg:height="2.5cm" svg:x="11cm" svg:y="16.4cm">
          <text:p text:style-name="P1">Drukuj „A jest równe B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7" draw:id="id7" draw:layer="layout" svg:width="3.3cm" svg:height="3cm" svg:x="1.8cm" svg:y="21cm">
          <text:p text:style-name="P1">Drukuj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8" draw:id="id8" draw:layer="layout" svg:width="3.4cm" svg:height="3.2cm" svg:x="6.2cm" svg:y="20.9cm">
          <text:p text:style-name="P1">Drukuj 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9" draw:id="id9" draw:layer="layout" svg:width="6.2cm" svg:height="2.8cm" svg:x="7.8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0.6cm" svg:y1="5.2cm" svg:x2="10.7cm" svg:y2="6.1cm" draw:start-shape="id1" draw:start-glue-point="8" draw:end-shape="id2" svg:d="M10600 5200l100 900" svg:viewBox="0 0 101 901">
          <text:p/>
        </draw:connector>
        <draw:connector draw:style-name="gr10" draw:text-style-name="P2" draw:layer="layout" draw:type="line" svg:x1="10.7cm" svg:y1="7.5cm" svg:x2="10.65cm" svg:y2="8.8cm" draw:start-shape="id2" draw:start-glue-point="8" draw:end-shape="id3" draw:end-glue-point="5" svg:d="M10700 7500l-50 1300" svg:viewBox="0 0 51 1301">
          <text:p/>
        </draw:connector>
        <draw:connector draw:style-name="gr10" draw:text-style-name="P2" draw:layer="layout" draw:type="line" svg:x1="10.65cm" svg:y1="10.1cm" svg:x2="10.85cm" svg:y2="10.9cm" draw:start-shape="id3" draw:start-glue-point="8" draw:end-shape="id4" draw:end-glue-point="4" svg:d="M10650 10100l200 800" svg:viewBox="0 0 201 801">
          <text:p/>
        </draw:connector>
        <draw:connector draw:style-name="gr11" draw:text-style-name="P2" draw:layer="layout" draw:type="line" svg:x1="8.3cm" svg:y1="13.25cm" svg:x2="5cm" svg:y2="15.4cm" draw:start-shape="id4" draw:start-glue-point="5" draw:end-shape="id5" svg:d="M8300 13250l-3300 2150" svg:viewBox="0 0 3301 2151">
          <text:p text:style-name="P1">Nie</text:p>
        </draw:connector>
        <draw:connector draw:style-name="gr11" draw:text-style-name="P2" draw:layer="layout" draw:type="line" svg:x1="13.4cm" svg:y1="13.25cm" svg:x2="17cm" svg:y2="16.4cm" draw:start-shape="id4" draw:start-glue-point="7" draw:end-shape="id6" draw:end-glue-point="4" svg:d="M13400 13250l3600 3150" svg:viewBox="0 0 3601 3151">
          <text:p text:style-name="P1">Tak</text:p>
        </draw:connector>
        <draw:connector draw:style-name="gr11" draw:text-style-name="P2" draw:layer="layout" draw:type="line" svg:x1="2.8cm" svg:y1="17.6cm" svg:x2="3.45cm" svg:y2="21cm" draw:start-shape="id5" draw:start-glue-point="5" draw:end-shape="id7" svg:d="M2800 17600l650 3400" svg:viewBox="0 0 651 3401">
          <text:p text:style-name="P1">Tak</text:p>
        </draw:connector>
        <draw:connector draw:style-name="gr11" draw:text-style-name="P2" draw:layer="layout" draw:type="line" svg:x1="7.2cm" svg:y1="17.6cm" svg:x2="7.9cm" svg:y2="20.9cm" draw:start-shape="id5" draw:start-glue-point="7" draw:end-shape="id8" draw:end-glue-point="4" svg:d="M7200 17600l700 3300" svg:viewBox="0 0 701 3301">
          <text:p text:style-name="P1">Nie</text:p>
        </draw:connector>
        <draw:connector draw:style-name="gr10" draw:text-style-name="P2" draw:layer="layout" draw:type="line" svg:x1="3.45cm" svg:y1="24cm" svg:x2="8.708cm" svg:y2="25.91cm" draw:start-shape="id7" draw:start-glue-point="6" draw:end-shape="id9" draw:end-glue-point="5" svg:d="M3450 24000l5258 1910" svg:viewBox="0 0 5259 1911">
          <text:p/>
        </draw:connector>
        <draw:connector draw:style-name="gr10" draw:text-style-name="P2" draw:layer="layout" draw:type="line" svg:x1="7.9cm" svg:y1="24.1cm" svg:x2="8.708cm" svg:y2="25.91cm" draw:start-shape="id8" draw:start-glue-point="6" draw:end-shape="id9" draw:end-glue-point="5" svg:d="M7900 24100l808 1810" svg:viewBox="0 0 809 1811">
          <text:p/>
        </draw:connector>
        <draw:connector draw:style-name="gr10" draw:text-style-name="P2" draw:layer="layout" draw:type="line" svg:x1="15.8cm" svg:y1="18.9cm" svg:x2="13.092cm" svg:y2="25.91cm" draw:start-shape="id6" draw:start-glue-point="8" draw:end-shape="id9" draw:end-glue-point="11" svg:d="M15800 18900l-2708 7010" svg:viewBox="0 0 2709 70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5:19.114936735</meta:creation-date>
    <dc:date>2019-09-13T09:02:54.740038869</dc:date>
    <meta:editing-duration>PT11M52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